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urbulence intensity</text:p>
          </table:table-cell>
          <table:table-cell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ference velocity</text:p>
          </table:table-cell>
          <table:table-cell office:value-type="string" calcext:value-type="string">
            <text:p>Uref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urbulence kinetic energy</text:p>
          </table:table-cell>
          <table:table-cell office:value-type="string" calcext:value-type="string">
            <text:p>k</text:p>
          </table:table-cell>
          <table:table-cell table:formula="of:=3/2*([.C3]*[.C4])^2" office:value-type="float" office:value="0.135" calcext:value-type="float">
            <text:p>0.1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urbulence model constant</text:p>
          </table:table-cell>
          <table:table-cell office:value-type="string" calcext:value-type="string">
            <text:p>Cmu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urbbulence length scale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urbulence dissipation</text:p>
          </table:table-cell>
          <table:table-cell office:value-type="string" calcext:value-type="string">
            <text:p>omega</text:p>
          </table:table-cell>
          <table:table-cell table:formula="of:=[.C6]^(0.5)/([.C8]^(0.25)*[.C9])" office:value-type="float" office:value="6.70820393249937" calcext:value-type="float">
            <text:p>6.708203932499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ddy viscosity</text:p>
          </table:table-cell>
          <table:table-cell office:value-type="string" calcext:value-type="string">
            <text:p>nut</text:p>
          </table:table-cell>
          <table:table-cell table:formula="of:=[.C6]/[.C11]" office:value-type="float" office:value="0.0201246117974981" calcext:value-type="float">
            <text:p>0.0201246117974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0:31:03.241292461</meta:creation-date>
    <dc:date>2024-08-27T15:16:43.041028147</dc:date>
    <meta:editing-duration>PT22M13S</meta:editing-duration>
    <meta:editing-cycles>5</meta:editing-cycles>
    <meta:generator>LibreOffice/7.3.7.2$Linux_X86_64 LibreOffice_project/30$Build-2</meta:generator>
    <meta:document-statistic meta:table-count="1" meta:cell-count="21" meta:object-count="0"/>
  </office:meta>
</office:document-meta>
</file>